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Let’s plan.</text:p>
      <text:p text:style-name="Normal"/>
      <text:p text:style-name="Normal">•••</text:p>
      <text:p text:style-name="Normal">Sunday 22nd of June 2025, 14:14</text:p>
      <text:p text:style-name="Normal">Let’s make a schedule for the week ahead. In order to do that, we need to know what we have to do. We have two priorities. No, we have one priority, and one urgency. Our only priority is writing, but we have an exam on July 4th, in around a week and a half. We have to finish a project by then. Taking into account this afternoon, we have twelve days to get this done. However, the following will be valid only for the upcoming week. For the one after, we’ll update it as necessary.</text:p>
      <text:p text:style-name="Normal">We’ll need to increase the amount of time we work on the project, all the while keeping it lesser than writing time. Since it isn’t a priority, work on the personal project can continue taking one to two hours everyday at noon. However, we do keep it to at least one hour a day, and at most two.</text:p>
      <text:p text:style-name="Normal">Since we want to work on the project and write everyday, I propose we alternate the morning hours: on the afternoons we write, the morning we work on the project, and vice versa. Since this morning we wrote, today we’ll work on the project. I know this goes against my emotions and the idea I had earlier, of writing today to cultivate the passion, but... I guess right now, a sense of guilt and urgency is consuming me, and that’s skewing my judgment. What a pain this world is. But its up to be level-headed. I’ll do just that. I have to.</text:p>
      <text:p text:style-name="Normal">Alright, that’s the plan for this week. Be disciplined, stick to it.</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